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stroke="solid" svg:stroke-width="0.006cm" svg:stroke-color="#000000" draw:stroke-linejoin="miter" draw:fill="solid" draw:fill-color="#ff9015" fo:padding-top="0.128cm" fo:padding-bottom="0.128cm" fo:padding-left="0.253cm" fo:padding-right="0.253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none" draw:fill="solid" draw:fill-color="#000000" draw:textarea-horizontal-align="left" draw:textarea-vertical-align="middle" draw:auto-grow-height="false" draw:fit-to-size="all" fo:padding-top="0cm" fo:padding-bottom="0cm" fo:padding-left="0cm" fo:padding-right="0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0.472cm" fo:min-width="0.86cm"/>
    </style:style>
    <style:style style:name="gr6" style:family="graphic" style:parent-style-name="standard">
      <style:graphic-properties draw:textarea-horizontal-align="justify" draw:textarea-vertical-align="middle" draw:auto-grow-height="false" fo:min-height="0.431cm" fo:min-width="0.369cm"/>
    </style:style>
    <style:style style:name="gr7" style:family="graphic" style:parent-style-name="standard">
      <style:graphic-properties draw:stroke="none" svg:stroke-color="#000000" draw:fill="none" draw:fill-color="#ffffff" fo:min-height="0.34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9015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fo:color="#000000" style:text-outline="false" style:text-line-through-style="none" style:text-line-through-type="none" style:font-name="OpenSymbol1" fo:font-size="12pt" fo:font-style="normal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5" style:family="paragraph">
      <loext:graphic-properties draw:fill="none" draw:fill-color="#ffffff"/>
    </style:style>
  </office:automatic-styles>
  <office:body>
    <office:drawing>
      <draw:page draw:name="page1" draw:style-name="dp1" draw:master-page-name="Default">
        <draw:line draw:style-name="gr1" draw:text-style-name="P1" draw:layer="layout" svg:x1="0.778cm" svg:y1="2.528cm" svg:x2="1.219cm" svg:y2="2.087cm">
          <text:p/>
        </draw:line>
        <draw:line draw:style-name="gr1" draw:text-style-name="P1" draw:layer="layout" svg:x1="6.365cm" svg:y1="1.676cm" svg:x2="8.379cm" svg:y2="1.676cm">
          <text:p/>
        </draw:line>
        <draw:path draw:style-name="gr2" draw:text-style-name="P2" draw:layer="layout" svg:width="0.526cm" svg:height="0.518cm" svg:x="7.087cm" svg:y="1.443cm" svg:viewBox="0 0 527 519" svg:d="M264 0c-49 0-90 11-132 34-42 24-72 55-97 96-24 41-35 82-35 130s11 88 35 130c25 41 55 71 97 95s83 34 132 34c48 0 89-10 131-34s72-54 97-95c24-42 35-82 35-130s-11-89-35-130c-25-41-55-72-97-96-42-23-83-34-131-34z">
          <text:p/>
        </draw:path>
        <draw:frame draw:style-name="gr3" draw:text-style-name="P3" draw:layer="layout" svg:width="0.551cm" svg:height="0.47cm" svg:x="7.101cm" svg:y="1.485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" draw:text-style-name="P1" draw:layer="layout" svg:x1="2.572cm" svg:y1="1.354cm" svg:x2="3.013cm" svg:y2="0.913cm">
          <text:p/>
        </draw:line>
        <draw:line draw:style-name="gr1" draw:text-style-name="P1" draw:layer="layout" svg:x1="5.262cm" svg:y1="2.543cm" svg:x2="5.703cm" svg:y2="2.102cm">
          <text:p/>
        </draw:line>
        <draw:line draw:style-name="gr1" draw:text-style-name="P1" draw:layer="layout" svg:x1="2.5cm" svg:y1="2.072cm" svg:x2="2.941cm" svg:y2="2.513cm">
          <text:p/>
        </draw:line>
        <draw:line draw:style-name="gr1" draw:text-style-name="P1" draw:layer="layout" svg:x1="0.809cm" svg:y1="0.929cm" svg:x2="1.25cm" svg:y2="1.37cm">
          <text:p/>
        </draw:line>
        <draw:line draw:style-name="gr1" draw:text-style-name="P1" draw:layer="layout" svg:x1="5.234cm" svg:y1="0.885cm" svg:x2="5.675cm" svg:y2="1.326cm">
          <text:p/>
        </draw:line>
        <draw:path draw:style-name="gr4" draw:text-style-name="P4" draw:layer="layout" svg:width="0.651cm" svg:height="0.345cm" svg:x="3.728cm" svg:y="1.574cm" svg:viewBox="0 0 652 346" svg:d="M33 171h-33c5-114 52-171 142-171 40 0 103 21 189 64 87 43 147 65 180 65 52 0 82-39 90-117h34c-7 115-55 172-142 172-46 0-108-22-186-65s-140-64-185-64c-28 0-50 13-67 38-15 23-22 49-22 78zM50 335h-32c5-115 52-173 141-173 41 0 104 22 190 65s146 65 180 65c52 0 82-39 90-117h33c-7 114-54 171-142 171-45 0-107-21-185-64s-140-64-186-64c-28 0-50 13-67 38-14 23-22 49-22 79z">
          <text:p/>
        </draw:path>
        <draw:custom-shape draw:style-name="gr5" draw:text-style-name="P3" draw:layer="layout" svg:width="1.922cm" svg:height="1.02cm" svg:x="0.917cm" svg:y="1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0.522cm" svg:height="0.47cm" svg:x="1.647cm" svg:y="1.51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6" draw:text-style-name="P3" draw:layer="layout" svg:width="1.227cm" svg:height="0.961cm" svg:x="5.352cm" svg:y="1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94cm" svg:y1="2.544cm" svg:x2="8.953cm" svg:y2="2.103cm">
          <text:p/>
        </draw:line>
        <draw:line draw:style-name="gr1" draw:text-style-name="P1" draw:layer="layout" svg:x1="9.422cm" svg:y1="0.886cm" svg:x2="8.981cm" svg:y2="1.327cm">
          <text:p/>
        </draw:line>
        <draw:custom-shape draw:style-name="gr6" draw:text-style-name="P3" draw:layer="layout" svg:width="1.227cm" svg:height="0.961cm" svg:x="8.076cm" svg:y="1.22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frame draw:style-name="gr3" draw:text-style-name="P3" draw:layer="layout" svg:width="0.551cm" svg:height="0.495cm" svg:x="8.438cm" svg:y="1.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3" draw:layer="layout" svg:width="0.551cm" svg:height="0.47cm" svg:x="5.704cm" svg:y="1.529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7" draw:text-style-name="P5" draw:layer="layout" svg:width="0.473cm" svg:height="0.962cm" svg:x="1.183cm" svg:y="3.193cm">
          <draw:text-box>
            <text:p/>
          </draw:text-box>
        </draw:frame>
        <draw:frame draw:style-name="gr3" draw:text-style-name="P3" draw:layer="layout" svg:width="0.466cm" svg:height="0.47cm" svg:x="0.302cm" svg:y="0.64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3" draw:layer="layout" svg:width="0.432cm" svg:height="0.47cm" svg:x="3.052cm" svg:y="0.66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3" draw:layer="layout" svg:width="0.394cm" svg:height="0.47cm" svg:x="0.376cm" svg:y="2.34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3" draw:layer="layout" svg:width="0.394cm" svg:height="0.47cm" svg:x="3.038cm" svg:y="2.32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3" draw:layer="layout" svg:width="0.466cm" svg:height="0.47cm" svg:x="4.707cm" svg:y="0.642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3" draw:layer="layout" svg:width="0.394cm" svg:height="0.47cm" svg:x="4.781cm" svg:y="2.342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3" draw:text-style-name="P3" draw:layer="layout" svg:width="0.432cm" svg:height="0.47cm" svg:x="9.453cm" svg:y="0.668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3" draw:text-style-name="P3" draw:layer="layout" svg:width="0.394cm" svg:height="0.47cm" svg:x="9.439cm" svg:y="2.326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/>
    <style:font-face style:name="DejaVu Sans1" svg:font-family="'DejaVu Sans'" style:font-pitch="variable"/>
    <style:font-face style:name="Liberation Sans1" svg:font-family="'Liberation Sans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4cm" draw:marker-start-center="false" draw:marker-end-width="0.24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tart-line-spacing-horizontal="0.4cm" draw:start-line-spacing-vertical="0.5cm" draw:end-line-spacing-horizontal="0.4cm" draw:end-line-spacing-vertical="0.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05cm" svg:stroke-color="#000000" draw:marker-start-width="0.57cm" draw:marker-start-center="true" draw:marker-end="Arrow" draw:marker-end-width="0.17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05cm" svg:stroke-color="#000000" draw:marker-start-width="0.31cm" draw:marker-end-width="0.31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4T23:16:52.456394288</dc:date>
    <meta:editing-duration>PT1H32M58S</meta:editing-duration>
    <meta:editing-cycles>9</meta:editing-cycles>
    <meta:generator>LibreOffice/5.2.7.2$Linux_X86_64 LibreOffice_project/20m0$Build-2</meta:generator>
    <meta:document-statistic meta:object-count="27"/>
  </office:meta>
</office:document-meta>
</file>

<file path=Object 1/content.xml><?xml version="1.0" encoding="utf-8"?>
<math xmlns="http://www.w3.org/1998/Math/MathML" display="block">
  <semantics>
    <mi>V</mi>
    <annotation encoding="StarMath 5.0">V</annotation>
  </semantics>
</math>
</file>

<file path=Object 10/content.xml><?xml version="1.0" encoding="utf-8"?>
<math xmlns="http://www.w3.org/1998/Math/MathML" display="block">
  <semantics>
    <mi>r</mi>
    <annotation encoding="StarMath 5.0">r</annotation>
  </semantics>
</math>
</file>

<file path=Object 11/content.xml><?xml version="1.0" encoding="utf-8"?>
<math xmlns="http://www.w3.org/1998/Math/MathML" display="block">
  <semantics>
    <mi>q</mi>
    <annotation encoding="StarMath 5.0">q</annotation>
  </semantics>
</math>
</file>

<file path=Object 12/content.xml><?xml version="1.0" encoding="utf-8"?>
<math xmlns="http://www.w3.org/1998/Math/MathML" display="block">
  <semantics>
    <mi>s</mi>
    <annotation encoding="StarMath 5.0">s</annotation>
  </semantics>
</math>
</file>

<file path=Object 2/content.xml><?xml version="1.0" encoding="utf-8"?>
<math xmlns="http://www.w3.org/1998/Math/MathML" display="block">
  <semantics>
    <mi>U</mi>
    <annotation encoding="StarMath 5.0">U</annotation>
  </semantics>
</math>
</file>

<file path=Object 3/content.xml><?xml version="1.0" encoding="utf-8"?>
<math xmlns="http://www.w3.org/1998/Math/MathML" display="block">
  <semantics>
    <mi>D</mi>
    <annotation encoding="StarMath 5.0">D</annotation>
  </semantics>
</math>
</file>

<file path=Object 4/content.xml><?xml version="1.0" encoding="utf-8"?>
<math xmlns="http://www.w3.org/1998/Math/MathML" display="block">
  <semantics>
    <mover accent="true">
      <mi>U</mi>
      <mo stretchy="false">~</mo>
    </mover>
    <annotation encoding="StarMath 5.0">tilde U</annotation>
  </semantics>
</math>
</file>

<file path=Object 5/content.xml><?xml version="1.0" encoding="utf-8"?>
<math xmlns="http://www.w3.org/1998/Math/MathML" display="block">
  <semantics>
    <mi>p</mi>
    <annotation encoding="StarMath 5.0">p</annotation>
  </semantics>
</math>
</file>

<file path=Object 6/content.xml><?xml version="1.0" encoding="utf-8"?>
<math xmlns="http://www.w3.org/1998/Math/MathML" display="block">
  <semantics>
    <mi>q</mi>
    <annotation encoding="StarMath 5.0">q</annotation>
  </semantics>
</math>
</file>

<file path=Object 7/content.xml><?xml version="1.0" encoding="utf-8"?>
<math xmlns="http://www.w3.org/1998/Math/MathML" display="block">
  <semantics>
    <mi>r</mi>
    <annotation encoding="StarMath 5.0">r</annotation>
  </semantics>
</math>
</file>

<file path=Object 8/content.xml><?xml version="1.0" encoding="utf-8"?>
<math xmlns="http://www.w3.org/1998/Math/MathML" display="block">
  <semantics>
    <mi>s</mi>
    <annotation encoding="StarMath 5.0">s</annotation>
  </semantics>
</math>
</file>

<file path=Object 9/content.xml><?xml version="1.0" encoding="utf-8"?>
<math xmlns="http://www.w3.org/1998/Math/MathML" display="block">
  <semantics>
    <mi>p</mi>
    <annotation encoding="StarMath 5.0">p</annotation>
  </semantics>
</math>
</file>